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493cm" style:rel-column-width="19901*"/>
    </style:style>
    <style:style style:name="Tabella1.B" style:family="table-column">
      <style:table-column-properties style:column-width="3.704cm" style:rel-column-width="21107*"/>
    </style:style>
    <style:style style:name="Tabella1.C" style:family="table-column">
      <style:table-column-properties style:column-width="4.304cm" style:rel-column-width="2452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6cm"/>
    </style:style>
    <style:style style:name="Tabella1.4" style:family="table-row">
      <style:table-row-properties style:row-height="6.1cm"/>
    </style:style>
    <style:style style:name="Tabella1.C4" style:family="table-cell">
      <style:table-cell-properties style:vertical-align="bottom" fo:padding="0.049cm" fo:border="none"/>
    </style:style>
    <style:style style:name="Tabella1.5" style:family="table-row">
      <style:table-row-properties style:row-height="2.2cm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7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Standard">
      <style:text-properties officeooo:paragraph-rsid="00d6ed2a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background-image/>
      </style:paragraph-properties>
      <style:text-properties style:use-window-font-color="true" style:font-name="Arial" fo:font-size="32pt" fo:font-style="normal" style:text-underline-style="none" fo:font-weight="normal" officeooo:rsid="008f47ca" officeooo:paragraph-rsid="01188548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1pt" style:font-size-asian="31pt" style:font-size-complex="31pt"/>
    </style:style>
    <style:style style:name="T8" style:family="text">
      <style:text-properties fo:font-size="31pt" fo:font-weight="bold" officeooo:rsid="001a116f" style:font-size-asian="31pt" style:font-weight-asian="bold" style:font-size-complex="31pt" style:font-weight-complex="bold"/>
    </style:style>
    <style:style style:name="T9" style:family="text">
      <style:text-properties fo:font-size="26pt" fo:font-weight="bold" officeooo:rsid="001a116f" style:font-size-asian="26pt" style:font-weight-asian="bold" style:font-size-complex="26pt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19"><text:span text:style-name="T9"><text:placeholder text:placeholder-type="text">&lt;load(record, 'description')&gt;</text:placeholder></text:span><text:span text:style-name="T9"><text:placeholder text:placeholder-type="text">&lt;load(record, 'description_partner')&gt;</text:placeholder></text:span><text:span text:style-name="T9"><text:line-break/></text:span><text:span text:style-name="T8"><text:placeholder text:placeholder-type="text">&lt;load(record, 'code', mode='string', position=1)&gt;</text:placeholder></text:span><text:span text:style-name="T7"> </text:span><text:span text:style-name="T8"><text:placeholder text:placeholder-type="text">&lt;load(record, 'code')&gt;</text:placeholder></text:span></text:p>
          </table:table-cell>
          <table:covered-table-cell/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8"><text:span text:style-name="T4"><text:placeholder text:placeholder-type="text">&lt;load(record, 'code_partner', mode='string', position=1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9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9"><text:placeholder text:placeholder-type="text">&lt;load(record, 'fabric')&gt;</text:placeholder></text:p>
          </table:table-cell>
          <table:covered-table-cell/>
          <table:table-cell table:style-name="Tabella1.C4" office:value-type="string">
            <text:p text:style-name="P14"><draw:frame draw:style-name="fr1" draw:name="image:asimage(load(record, 'company_logo'))" text:anchor-type="as-char" style:rel-width="90%" svg:height="1cm" style:rel-height="scale-min" draw:z-index="1"><draw:text-box fo:min-width="3.027cm"><text:p text:style-name="P13"/></draw:text-box></draw:frame></text:p>
            <text:p text:style-name="P14"><draw:frame draw:style-name="fr2" draw:name="image:asimage(load(record, 'partner_logo'))" text:anchor-type="as-char" svg:y="0.002cm" style:rel-width="90%" svg:height="1cm" style:rel-height="scale-min" draw:z-index="2"><draw:text-box fo:min-width="3.027cm"><text:p text:style-name="P13"/></draw:text-box></draw:frame></text:p>
          </table:table-cell>
        </table:table-row>
        <text:soft-page-break/>
        <table:table-row table:style-name="Tabella1.5">
          <table:table-cell table:style-name="Tabella1.A5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5" office:value-type="string">
            <text:p text:style-name="P15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7"><text:placeholder text:placeholder-type="text">&lt;load(record, 'counter_pack_total', counter=counter)&gt;</text:placeholder></text:p>
          </table:table-cell>
          <table:table-cell table:style-name="Tabella1.A5" office:value-type="string">
            <text:p text:style-name="P16"><draw:frame draw:style-name="fr3" draw:name="image: barcode(load(record, 'ean13'), 'ean13')" text:anchor-type="as-char" svg:width="4.163cm" style:rel-width="99%" svg:height="2.08cm" style:rel-height="99%" draw:z-index="0"><draw:text-box><text:p text:style-name="P13"/></draw:text-box></draw:frame></text:p>
          </table:table-cell>
        </table:table-row>
        <table:table-row table:style-name="Tabella1.1">
          <table:table-cell table:style-name="Tabella1.A6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1-09-10T14:26:24.752890080</dc:date>
    <meta:editing-duration>PT17H57M6S</meta:editing-duration>
    <meta:editing-cycles>256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86" meta:character-count="1090" meta:non-whitespace-character-count="1021"/>
  </office:meta>
</office:document-meta>
</file>